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8000000F570C113C2D2D3AC9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03cm"/>
      <style:text-properties style:use-window-font-color="true" style:font-name="Droid Sans Mono" fo:font-size="10.5pt" fo:font-weight="normal" officeooo:rsid="0051db7b" officeooo:paragraph-rsid="0051db7b" fo:background-color="transparent"/>
    </style:style>
    <style:style style:name="P2" style:family="paragraph" style:parent-style-name="Text_20_body">
      <style:text-properties style:font-name="Liberation Mono"/>
    </style:style>
    <style:style style:name="P3" style:family="paragraph" style:parent-style-name="Preformatted_20_Text">
      <style:text-properties style:font-name="Liberation Mono"/>
    </style:style>
    <style:style style:name="P4" style:family="paragraph" style:parent-style-name="Preformatted_20_Text">
      <style:text-properties style:font-name="Liberation Mono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fo:background-color="transparent"/>
    </style:style>
    <style:style style:name="P7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10263" fo:background-color="transparent"/>
    </style:style>
    <style:style style:name="P8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27655e" officeooo:paragraph-rsid="0027655e" fo:background-color="transparent"/>
    </style:style>
    <style:style style:name="P9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3fbac6" officeooo:paragraph-rsid="003fbac6" fo:background-color="transparent" style:font-weight-asian="normal" style:font-weight-complex="normal"/>
    </style:style>
    <style:style style:name="P10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51db7b" officeooo:paragraph-rsid="0051db7b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77f070" officeooo:paragraph-rsid="0077f070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style:font-name="Liberation Mono" fo:font-size="10.5pt" fo:font-weight="normal" officeooo:rsid="00110263" officeooo:paragraph-rsid="0014e682" fo:background-color="#81d41a"/>
    </style:style>
    <style:style style:name="P13" style:family="paragraph" style:parent-style-name="Standard">
      <style:paragraph-properties style:line-height-at-least="0.503cm"/>
      <style:text-properties style:use-window-font-color="true" style:font-name="Liberation Mono" fo:font-size="10.5pt" fo:font-weight="normal"/>
    </style:style>
    <style:style style:name="P14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rsid="00110263" officeooo:paragraph-rsid="00110263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style:font-name="Liberation Mono" fo:font-size="10.5pt" style:text-underline-style="none" fo:font-weight="normal" officeooo:paragraph-rsid="00110263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style:font-name="Liberation Mono" fo:font-size="10.5pt" fo:font-weight="bold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3fbac6" officeooo:paragraph-rsid="003fbac6" fo:background-color="transparent" style:font-weight-asian="bold" style:font-weight-complex="bold"/>
    </style:style>
    <style:style style:name="P18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49615" officeooo:paragraph-rsid="0043fc17" fo:background-color="transparent" style:font-weight-asian="bold" style:font-weight-complex="bold"/>
    </style:style>
    <style:style style:name="P19" style:family="paragraph" style:parent-style-name="Standard">
      <style:paragraph-properties style:line-height-at-least="0.503cm"/>
      <style:text-properties style:use-window-font-color="true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20" style:family="paragraph" style:parent-style-name="Standard">
      <style:paragraph-properties style:line-height-at-least="0.503cm" fo:text-align="center" style:justify-single-word="false"/>
      <style:text-properties style:use-window-font-color="true" style:font-name="Liberation Mono" fo:font-size="10.5pt" fo:font-weight="bold" officeooo:rsid="0043fc17" officeooo:paragraph-rsid="0043fc17" style:font-weight-asian="bold" style:font-weight-complex="bold"/>
    </style:style>
    <style:style style:name="P21" style:family="paragraph" style:parent-style-name="Standard">
      <style:paragraph-properties style:line-height-at-least="0.503cm"/>
      <style:text-properties style:use-window-font-color="true" style:font-name="Liberation Mono" fo:background-color="transparent"/>
    </style:style>
    <style:style style:name="P22" style:family="paragraph" style:parent-style-name="Standard">
      <style:paragraph-properties style:line-height-at-least="0.503cm"/>
      <style:text-properties style:use-window-font-color="true" style:font-name="Liberation Mono" fo:font-weight="bold" fo:background-color="transparent" style:font-weight-asian="bold" style:font-weight-complex="bold"/>
    </style:style>
    <style:style style:name="P23" style:family="paragraph" style:parent-style-name="Standard">
      <style:paragraph-properties style:line-height-at-least="0.503cm"/>
      <style:text-properties style:use-window-font-color="true" style:font-name="inherit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83c60a" officeooo:paragraph-rsid="0083c60a" fo:background-color="transparent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7" style:family="paragraph" style:parent-style-name="Standard">
      <style:paragraph-properties style:line-height-at-least="0.503cm"/>
      <style:text-properties style:use-window-font-color="true" style:font-name="IBMPlexMono, monospace," fo:font-size="10.5pt" fo:font-weight="bold" officeooo:rsid="0083c60a" officeooo:paragraph-rsid="0083c60a" fo:background-color="transparent" style:font-weight-asian="bold" style:font-weight-complex="bold"/>
    </style:style>
    <style:style style:name="P28" style:family="paragraph" style:parent-style-name="Standard">
      <style:text-properties style:use-window-font-color="true" style:font-name="IBMPlexMono, monospace,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0" style:family="paragraph" style:parent-style-name="Standard">
      <style:paragraph-properties style:line-height-at-least="0.503cm"/>
      <style:text-properties officeooo:paragraph-rsid="007a7778"/>
    </style:style>
    <style:style style:name="P31" style:family="paragraph" style:parent-style-name="Standard">
      <style:paragraph-properties style:line-height-at-least="0.503cm"/>
      <style:text-properties fo:color="#d4d4d4" style:font-name="Liberation Mono" fo:font-size="10.5pt" fo:font-weight="normal" fo:background-color="#1e1e1e"/>
    </style:style>
    <style:style style:name="P32" style:family="paragraph" style:parent-style-name="Standard">
      <style:paragraph-properties style:line-height-at-least="0.503cm"/>
      <style:text-properties fo:color="#d4d4d4" style:font-name="Liberation Mono" fo:font-size="10.5pt" fo:font-weight="normal" officeooo:paragraph-rsid="00110263" fo:background-color="#1e1e1e"/>
    </style:style>
    <style:style style:name="P33" style:family="paragraph" style:parent-style-name="Standard">
      <style:paragraph-properties style:line-height-at-least="0.503cm"/>
      <style:text-properties fo:color="#355269" style:font-name="Liberation Mono" fo:font-size="10.5pt" fo:font-weight="bold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fo:color="#355269" style:font-name="Liberation Mono" fo:font-size="10.5pt" fo:font-weight="bold" officeooo:rsid="0027655e" officeooo:paragraph-rsid="0027655e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fo:color="#355269" style:font-name="Droid Sans Mono" fo:font-size="10.5pt" fo:font-weight="normal" fo:background-color="transparent"/>
    </style:style>
    <style:style style:name="P36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/>
      <style:text-properties fo:color="#b85c00" style:font-name="Liberation Mono" fo:font-size="10.5pt" fo:font-weight="bold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 fo:text-align="center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49615" officeooo:paragraph-rsid="0043fc17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030303" style:font-name="Liberation Mono" fo:font-size="10.5pt" fo:letter-spacing="normal" fo:font-style="normal" fo:font-weight="normal" officeooo:rsid="0047c90c" officeooo:paragraph-rsid="0047c90c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0.5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ea7500" style:font-name="Liberation Mono" fo:font-size="12pt" fo:letter-spacing="normal" fo:font-style="normal" fo:font-weight="bold" officeooo:rsid="0049a9e9" officeooo:paragraph-rsid="0047c90c" fo:background-color="transparent" style:font-weight-asian="bold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font-variant="normal" fo:text-transform="none" fo:color="#202124" style:font-name="Liberation Mono" fo:font-size="12pt" fo:letter-spacing="normal" fo:font-style="normal" fo:font-weight="normal" officeooo:rsid="0049a9e9" officeooo:paragraph-rsid="0047c90c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fo:color="#6a9955" style:font-name="Liberation Mono" fo:font-size="10.5pt" fo:font-weight="normal" officeooo:rsid="0051db7b" officeooo:paragraph-rsid="0051db7b" fo:background-color="#1e1e1e"/>
    </style:style>
    <style:style style:name="P45" style:family="paragraph" style:parent-style-name="Standard">
      <style:paragraph-properties style:line-height-at-least="0.503cm"/>
      <style:text-properties fo:color="#28471f" style:font-name="Liberation Mono" fo:font-size="10.5pt" fo:font-weight="bold" officeooo:rsid="0051db7b" officeooo:paragraph-rsid="0051db7b" fo:background-color="transparent" style:font-weight-asian="bold" style:font-weight-complex="bold"/>
    </style:style>
    <style:style style:name="P46" style:family="paragraph" style:parent-style-name="Standard">
      <style:paragraph-properties style:line-height-at-least="0.503cm"/>
      <style:text-properties fo:color="#8d281e" style:font-name="Liberation Mono" fo:font-size="10.5pt" fo:font-weight="bold" officeooo:rsid="00530a9a" officeooo:paragraph-rsid="00530a9a" fo:background-color="transparent" style:font-weight-asian="bold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style:use-window-font-color="true" style:font-name="Liberation Mono" fo:font-size="10.5pt" fo:letter-spacing="normal" fo:language="es" fo:country="VE" fo:font-style="normal" fo:font-weight="bold" style:font-weight-asian="bold" style:font-weight-complex="bold"/>
    </style:style>
    <style:style style:name="P4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pple-system" fo:font-size="11.25pt" fo:letter-spacing="normal" fo:font-style="normal" fo:font-weight="bold" style:font-weight-asian="bold" style:font-weight-complex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Liberation Mono" fo:language="es" fo:country="VE"/>
    </style:style>
    <style:style style:name="P51" style:family="paragraph" style:parent-style-name="Standard">
      <style:paragraph-properties fo:text-align="start" style:justify-single-word="false" style:writing-mode="lr-tb"/>
      <style:text-properties style:font-name="Liberation Mono" fo:language="es" fo:country="VE"/>
    </style:style>
    <style:style style:name="P5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bd988"/>
    </style:style>
    <style:style style:name="P53" style:family="paragraph" style:parent-style-name="Standard">
      <style:paragraph-properties fo:text-align="start" style:justify-single-word="false" style:writing-mode="lr-tb"/>
      <style:text-properties style:font-name="Liberation Mono" fo:language="es" fo:country="VE" style:text-underline-style="none" officeooo:rsid="000c669a" officeooo:paragraph-rsid="000c669a"/>
    </style:style>
    <style:style style:name="P5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0c669a" officeooo:paragraph-rsid="000c669a"/>
    </style:style>
    <style:style style:name="P55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1c5b98" officeooo:paragraph-rsid="001ed058"/>
    </style:style>
    <style:style style:name="P56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1c5b98" officeooo:paragraph-rsid="001ed058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2f1aa" officeooo:paragraph-rsid="0022f1aa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6b3c" officeooo:paragraph-rsid="00236b3c"/>
    </style:style>
    <style:style style:name="P59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3ec71" officeooo:paragraph-rsid="0023ec71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8a010" officeooo:paragraph-rsid="0028a010"/>
    </style:style>
    <style:style style:name="P61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51ade" officeooo:paragraph-rsid="00251ade"/>
    </style:style>
    <style:style style:name="P62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68243" officeooo:paragraph-rsid="00268243"/>
    </style:style>
    <style:style style:name="P63" style:family="paragraph" style:parent-style-name="Standard">
      <style:paragraph-properties fo:text-align="center" style:justify-single-word="false" style:writing-mode="lr-tb"/>
      <style:text-properties style:font-name="Liberation Mono" fo:language="es" fo:country="VE" officeooo:rsid="002eb14c" officeooo:paragraph-rsid="002eb14c"/>
    </style:style>
    <style:style style:name="P64" style:family="paragraph" style:parent-style-name="Standard">
      <style:paragraph-properties fo:text-align="start" style:justify-single-word="false" style:writing-mode="lr-tb"/>
      <style:text-properties style:font-name="Liberation Mono" fo:language="es" fo:country="VE" officeooo:rsid="002fd4c5" officeooo:paragraph-rsid="002fd4c5"/>
    </style:style>
    <style:style style:name="P65" style:family="paragraph" style:parent-style-name="Standard">
      <style:paragraph-properties fo:text-align="start" style:justify-single-word="false" style:writing-mode="lr-tb"/>
      <style:text-properties style:font-name="Liberation Mono" officeooo:rsid="000c669a" officeooo:paragraph-rsid="000c669a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Liberation Mono" officeooo:paragraph-rsid="000c669a"/>
    </style:style>
    <style:style style:name="P67" style:family="paragraph" style:parent-style-name="Standard">
      <style:paragraph-properties fo:text-align="center" style:justify-single-word="false" style:writing-mode="lr-tb"/>
      <style:text-properties style:font-name="Liberation Mono" officeooo:paragraph-rsid="002fdf34"/>
    </style:style>
    <style:style style:name="P68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2fdf34" officeooo:paragraph-rsid="002fdf34" style:font-name-asian="Courier New1" style:font-size-asian="12pt"/>
    </style:style>
    <style:style style:name="P69" style:family="paragraph" style:parent-style-name="Standard">
      <style:paragraph-properties fo:text-align="start" style:justify-single-word="false" style:writing-mode="lr-tb"/>
      <style:text-properties style:font-name="Liberation Mono" fo:font-size="12pt" fo:language="es" fo:country="VE" officeooo:rsid="003389d4" officeooo:paragraph-rsid="003389d4" style:font-name-asian="Courier New1" style:font-size-asian="12pt"/>
    </style:style>
    <style:style style:name="P70" style:family="paragraph" style:parent-style-name="Standard">
      <style:paragraph-properties fo:text-align="center" style:justify-single-word="false" style:writing-mode="lr-tb"/>
      <style:text-properties style:font-name="Liberation Mono" fo:font-size="12pt" fo:language="es" fo:country="VE" officeooo:rsid="00362421" officeooo:paragraph-rsid="00362421" style:font-name-asian="Courier New1" style:font-size-asian="12pt"/>
    </style:style>
    <style:style style:name="P71" style:family="paragraph" style:parent-style-name="Standard">
      <style:paragraph-properties fo:text-align="start" style:justify-single-word="false" style:writing-mode="lr-tb"/>
      <style:text-properties style:font-name="Liberation Mono" officeooo:rsid="003389d4" officeooo:paragraph-rsid="003389d4"/>
    </style:style>
    <style:style style:name="P72" style:family="paragraph" style:parent-style-name="Standard">
      <style:paragraph-properties fo:text-align="start" style:justify-single-word="false" style:writing-mode="lr-tb"/>
      <style:text-properties style:font-name="Liberation Mono" officeooo:rsid="00362421" officeooo:paragraph-rsid="00362421"/>
    </style:style>
    <style:style style:name="P73" style:family="paragraph" style:parent-style-name="Standard">
      <style:paragraph-properties fo:text-align="start" style:justify-single-word="false" style:writing-mode="lr-tb"/>
      <style:text-properties fo:color="#d4d4d4" style:font-name="Liberation Mono" fo:font-size="10.5pt" fo:language="es" fo:country="VE" fo:font-weight="normal" officeooo:paragraph-rsid="000c669a" fo:background-color="#1e1e1e"/>
    </style:style>
    <style:style style:name="P7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paragraph-rsid="000c669a" fo:background-color="transparent"/>
    </style:style>
    <style:style style:name="P75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normal" officeooo:rsid="00268243" officeooo:paragraph-rsid="00268243" fo:background-color="transparent"/>
    </style:style>
    <style:style style:name="P76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0.5pt" fo:language="es" fo:country="VE" fo:font-weight="bold" officeooo:rsid="003d916e" officeooo:paragraph-rsid="003d916e" fo:background-color="transparent" style:font-name-asian="Courier New1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officeooo:paragraph-rsid="00379720"/>
    </style:style>
    <style:style style:name="P78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79720" officeooo:paragraph-rsid="00379720" style:font-name-asian="Courier New1" style:font-size-asian="12pt" style:font-weight-asian="bold" style:font-weight-complex="bold"/>
    </style:style>
    <style:style style:name="P79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2pt" fo:language="es" fo:country="VE" fo:font-weight="bold" officeooo:rsid="003d916e" officeooo:paragraph-rsid="003d916e" style:font-name-asian="Courier New1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44pt" fo:language="es" fo:country="VE" fo:font-weight="bold" officeooo:rsid="00379720" officeooo:paragraph-rsid="00379720" style:font-name-asian="Courier New1" style:font-size-asian="44pt" style:font-weight-asian="bold" style:font-size-complex="44pt" style:font-weight-complex="bold"/>
    </style:style>
    <style:style style:name="P81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44pt" fo:language="es" fo:country="VE" fo:font-weight="bold" officeooo:rsid="003d713e" officeooo:paragraph-rsid="003d713e" style:font-name-asian="Courier New1" style:font-size-asian="44pt" style:font-weight-asian="bold" style:font-size-complex="44pt" style:font-weight-complex="bold"/>
    </style:style>
    <style:style style:name="P82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bold" officeooo:rsid="003a3594" officeooo:paragraph-rsid="00379720" style:font-name-asian="Courier New1" style:font-size-asian="18pt" style:font-weight-asian="bold" style:font-size-complex="18pt" style:font-weight-complex="bold"/>
    </style:style>
    <style:style style:name="P83" style:family="paragraph" style:parent-style-name="Standard">
      <style:paragraph-properties fo:text-align="center" style:justify-single-word="false" style:writing-mode="lr-tb"/>
      <style:text-properties style:use-window-font-color="true" style:font-name="Liberation Mono" fo:font-size="18pt" fo:language="es" fo:country="VE" fo:font-weight="bold" officeooo:rsid="003d713e" officeooo:paragraph-rsid="003d713e" style:font-name-asian="Courier New1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 style:writing-mode="lr-tb"/>
      <style:text-properties style:use-window-font-color="true" style:font-name="Liberation Mono" fo:font-size="18pt" fo:language="es" fo:country="VE" fo:font-weight="normal" officeooo:rsid="003d713e" officeooo:paragraph-rsid="003d713e" style:font-name-asian="Courier New1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 style:writing-mode="lr-tb"/>
      <style:text-properties fo:color="#c9211e" style:font-name="Liberation Mono" fo:font-size="12pt" fo:language="es" fo:country="VE" fo:font-weight="bold" officeooo:rsid="00362421" officeooo:paragraph-rsid="00362421" style:font-name-asian="Courier New1" style:font-size-asian="12pt" style:font-weight-asian="bold" style:font-weight-complex="bold"/>
    </style:style>
    <style:style style:name="P86" style:family="paragraph" style:parent-style-name="Standard">
      <style:paragraph-properties fo:margin-top="0cm" fo:margin-bottom="0cm" loext:contextual-spacing="false" style:line-height-at-least="0.635cm" fo:orphans="1"/>
      <style:text-properties style:use-window-font-color="true" style:font-name="Liberation Mono" fo:font-size="10.5pt" fo:font-weight="normal" officeooo:paragraph-rsid="004cff2e" fo:background-color="transparent" loext:padding="0cm" loext:border="none"/>
    </style:style>
    <style:style style:name="P87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669837" officeooo:paragraph-rsid="00669837" fo:background-color="transparent" loext:padding="0cm" loext:border="none"/>
    </style:style>
    <style:style style:name="P88" style:family="paragraph" style:parent-style-name="Standard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867d3a" officeooo:paragraph-rsid="00867d3a" fo:background-color="transparent" loext:padding="0cm" loext:border="none"/>
    </style:style>
    <style:style style:name="P89" style:family="paragraph" style:parent-style-name="Text_20_body">
      <style:paragraph-properties fo:margin-top="0cm" fo:margin-bottom="0cm" loext:contextual-spacing="false" style:line-height-at-least="0.635cm" fo:orphans="1"/>
      <style:text-properties officeooo:paragraph-rsid="004cff2e"/>
    </style:style>
    <style:style style:name="P9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loext:padding="0cm" loext:border="none"/>
    </style:style>
    <style:style style:name="P91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6dbb3c" loext:padding="0cm" loext:border="none"/>
    </style:style>
    <style:style style:name="P92" style:family="paragraph" style:parent-style-name="Text_20_body">
      <style:paragraph-properties fo:margin-top="0cm" fo:margin-bottom="0cm" loext:contextual-spacing="false" style:line-height-at-least="0.635cm" fo:text-align="justify" style:justify-single-word="false" fo:orphans="1"/>
      <style:text-properties style:font-name="Liberation Mono" fo:font-size="12pt" officeooo:paragraph-rsid="004cff2e" loext:padding="0cm" loext:border="none"/>
    </style:style>
    <style:style style:name="P9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7ec2b" officeooo:paragraph-rsid="0057ec2b" loext:padding="0cm" loext:border="none"/>
    </style:style>
    <style:style style:name="P94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rsid="005ddc49" officeooo:paragraph-rsid="005ddc49" loext:padding="0cm" loext:border="none"/>
    </style:style>
    <style:style style:name="P95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5f28f7" officeooo:paragraph-rsid="005f28f7" loext:padding="0cm" loext:border="none"/>
    </style:style>
    <style:style style:name="P9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086b2" officeooo:paragraph-rsid="006086b2" loext:padding="0cm" loext:border="none"/>
    </style:style>
    <style:style style:name="P9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548df" loext:padding="0cm" loext:border="none"/>
    </style:style>
    <style:style style:name="P9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548df" officeooo:paragraph-rsid="006876c9" loext:padding="0cm" loext:border="none"/>
    </style:style>
    <style:style style:name="P10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876c9" loext:padding="0cm" loext:border="none"/>
    </style:style>
    <style:style style:name="P10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69837" loext:padding="0cm" loext:border="none"/>
    </style:style>
    <style:style style:name="P10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669837" officeooo:paragraph-rsid="006999e2" loext:padding="0cm" loext:border="none"/>
    </style:style>
    <style:style style:name="P103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fo:font-size="12pt" officeooo:paragraph-rsid="004cff2e" style:font-size-asian="12pt" style:font-size-complex="12pt" loext:padding="0cm" loext:border="none"/>
    </style:style>
    <style:style style:name="P104" style:family="paragraph" style:parent-style-name="Text_20_body">
      <style:paragraph-properties fo:margin-top="0cm" fo:margin-bottom="0cm" loext:contextual-spacing="false" style:line-height-at-least="0.635cm" fo:text-align="center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0e5a5" officeooo:paragraph-rsid="0080e5a5" loext:padding="0cm" loext:border="none"/>
    </style:style>
    <style:style style:name="P10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511dc" officeooo:paragraph-rsid="008511dc" loext:padding="0cm" loext:border="none"/>
    </style:style>
    <style:style style:name="P10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loext:padding="0cm" loext:border="none"/>
    </style:style>
    <style:style style:name="P10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67d3a" officeooo:paragraph-rsid="00867d3a" fo:background-color="transparent" loext:padding="0cm" loext:border="none"/>
    </style:style>
    <style:style style:name="P10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font-name="Liberation Mono" fo:font-size="12pt" officeooo:rsid="008d2712" officeooo:paragraph-rsid="008d2712" loext:padding="0cm" loext:border="none"/>
    </style:style>
    <style:style style:name="P110" style:family="paragraph" style:parent-style-name="Text_20_body">
      <style:paragraph-properties fo:margin-top="0cm" fo:margin-bottom="0cm" loext:contextual-spacing="false" style:line-height-at-least="0.635cm" fo:orphans="1"/>
      <style:text-properties style:font-name="Liberation Mono" style:text-underline-style="none" officeooo:paragraph-rsid="004cff2e"/>
    </style:style>
    <style:style style:name="P11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0e5a5" fo:background-color="transparent" style:font-weight-asian="bold" style:font-weight-complex="bold"/>
    </style:style>
    <style:style style:name="P11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3c60a" fo:background-color="transparent" style:font-weight-asian="bold" style:font-weight-complex="bold" loext:padding="0cm" loext:border="none"/>
    </style:style>
    <style:style style:name="P11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3c60a" officeooo:paragraph-rsid="008511dc" fo:background-color="transparent" style:font-weight-asian="bold" style:font-weight-complex="bold" loext:padding="0cm" loext:border="none"/>
    </style:style>
    <style:style style:name="P11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8f6e76" officeooo:paragraph-rsid="008f6e76" fo:background-color="transparent" style:font-weight-asian="bold" style:font-weight-complex="bold" loext:padding="0cm" loext:border="none"/>
    </style:style>
    <style:style style:name="P11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a8e52" officeooo:paragraph-rsid="009a8e52" fo:background-color="transparent" style:font-weight-asian="bold" style:font-weight-complex="bold" loext:padding="0cm" loext:border="none"/>
    </style:style>
    <style:style style:name="P116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8f6e76" fo:background-color="transparent"/>
    </style:style>
    <style:style style:name="P117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rsid="00941386" officeooo:paragraph-rsid="00941386" fo:background-color="transparent"/>
    </style:style>
    <style:style style:name="P11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bold" officeooo:paragraph-rsid="0094e694"/>
    </style:style>
    <style:style style:name="P119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80e5a5" officeooo:paragraph-rsid="00972136" fo:background-color="transparent" loext:padding="0cm" loext:border="none"/>
    </style:style>
    <style:style style:name="P120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size="12pt" fo:font-weight="normal" officeooo:rsid="009a8e52" officeooo:paragraph-rsid="009a8e52" fo:background-color="transparent" style:font-weight-asian="normal" style:font-weight-complex="normal" loext:padding="0cm" loext:border="none"/>
    </style:style>
    <style:style style:name="P121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Liberation Mono" fo:font-weight="bold" officeooo:paragraph-rsid="009a8e52"/>
    </style:style>
    <style:style style:name="P122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3f264" officeooo:paragraph-rsid="008f6e76" fo:background-color="transparent"/>
    </style:style>
    <style:style style:name="P123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1386" officeooo:paragraph-rsid="00941386" fo:background-color="transparent"/>
    </style:style>
    <style:style style:name="P124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style:use-window-font-color="true" style:font-name="Droid Sans Mono" fo:font-size="10.5pt" fo:font-weight="normal" officeooo:rsid="0094e694" officeooo:paragraph-rsid="0094e694" fo:background-color="transparent"/>
    </style:style>
    <style:style style:name="P125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1"/>
      <style:text-properties fo:color="#355269" style:font-name="Liberation Mono" fo:font-size="12pt" fo:font-weight="bold" officeooo:rsid="009c35a9" officeooo:paragraph-rsid="009a8e52" fo:background-color="transparent" style:font-weight-asian="bold" style:font-weight-complex="bold" loext:padding="0cm" loext:border="none"/>
    </style:style>
    <style:style style:name="P126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Liberation Mono" fo:language="es" fo:country="VE"/>
    </style:style>
    <style:style style:name="P127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/>
    </style:style>
    <style:style style:name="P128" style:family="paragraph" style:parent-style-name="Text_20_body" style:list-style-name="L1">
      <style:paragraph-properties fo:margin-top="0cm" fo:margin-bottom="0.247cm" loext:contextual-spacing="false" fo:orphans="2" fo:widows="2"/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P129" style:family="paragraph" style:parent-style-name="Text_20_body" style:list-style-name="L2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P130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inherit" fo:font-size="11.25pt" fo:letter-spacing="normal" fo:font-style="normal" fo:font-weight="bold" style:font-weight-asian="bold" style:font-weight-complex="bold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fo:font-weight="bold" officeooo:rsid="004b6a46"/>
    </style:style>
    <style:style style:name="T18" style:family="text">
      <style:text-properties style:use-window-font-color="true" fo:font-weight="bold" officeooo:rsid="004c97ee"/>
    </style:style>
    <style:style style:name="T19" style:family="text">
      <style:text-properties style:use-window-font-color="true" fo:font-weight="bold" officeooo:rsid="004cfbbe"/>
    </style:style>
    <style:style style:name="T20" style:family="text">
      <style:text-properties style:use-window-font-color="true" fo:font-size="10.5pt" fo:language="es" fo:country="VE" fo:font-weight="normal" fo:background-color="transparent" loext:char-shading-value="0"/>
    </style:style>
    <style:style style:name="T21" style:family="text">
      <style:text-properties style:use-window-font-color="true" style:font-name="Liberation Mono" fo:font-size="10.5pt" fo:font-weight="normal" officeooo:rsid="0051db7b" fo:background-color="transparent" loext:char-shading-value="0"/>
    </style:style>
    <style:style style:name="T22" style:family="text">
      <style:text-properties fo:color="#9cdcfe"/>
    </style:style>
    <style:style style:name="T23" style:family="text">
      <style:text-properties fo:color="#9cdcfe" style:text-underline-style="none"/>
    </style:style>
    <style:style style:name="T24" style:family="text">
      <style:text-properties officeooo:rsid="00133933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background-color="transparent" loext:char-shading-value="0"/>
    </style:style>
    <style:style style:name="T27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b1cc2" style:font-weight-asian="bold" style:font-weight-complex="bold"/>
    </style:style>
    <style:style style:name="T31" style:family="text">
      <style:text-properties fo:font-weight="bold" officeooo:rsid="001d21fc" style:font-weight-asian="bold" style:font-weight-complex="bold"/>
    </style:style>
    <style:style style:name="T32" style:family="text">
      <style:text-properties fo:font-weight="bold" officeooo:rsid="0049a9e9"/>
    </style:style>
    <style:style style:name="T33" style:family="text">
      <style:text-properties officeooo:rsid="0017a2a9"/>
    </style:style>
    <style:style style:name="T34" style:family="text">
      <style:text-properties officeooo:rsid="001815e3"/>
    </style:style>
    <style:style style:name="T35" style:family="text">
      <style:text-properties officeooo:rsid="001b1cc2"/>
    </style:style>
    <style:style style:name="T36" style:family="text">
      <style:text-properties officeooo:rsid="001b9f48"/>
    </style:style>
    <style:style style:name="T37" style:family="text">
      <style:text-properties officeooo:rsid="001d1bd5"/>
    </style:style>
    <style:style style:name="T38" style:family="text">
      <style:text-properties officeooo:rsid="001d21fc"/>
    </style:style>
    <style:style style:name="T39" style:family="text">
      <style:text-properties officeooo:rsid="0021f091"/>
    </style:style>
    <style:style style:name="T40" style:family="text">
      <style:text-properties fo:color="#355269" fo:font-weight="bold" style:font-weight-asian="bold" style:font-weight-complex="bold"/>
    </style:style>
    <style:style style:name="T41" style:family="text">
      <style:text-properties fo:color="#355269" fo:font-weight="bold" officeooo:rsid="002d9247" style:font-weight-asian="bold" style:font-weight-complex="bold"/>
    </style:style>
    <style:style style:name="T42" style:family="text">
      <style:text-properties fo:color="#355269" officeooo:rsid="009c35a9"/>
    </style:style>
    <style:style style:name="T43" style:family="text">
      <style:text-properties officeooo:rsid="002caffc"/>
    </style:style>
    <style:style style:name="T44" style:family="text">
      <style:text-properties officeooo:rsid="002d9247"/>
    </style:style>
    <style:style style:name="T45" style:family="text">
      <style:text-properties fo:color="#c9211e" fo:font-size="12pt" fo:language="es" fo:country="VE" fo:font-weight="bold" style:font-name-asian="Courier New1" style:font-size-asian="12pt" style:font-weight-asian="bold" style:font-weight-complex="bold"/>
    </style:style>
    <style:style style:name="T46" style:family="text">
      <style:text-properties fo:color="#c9211e" fo:font-weight="bold" officeooo:rsid="00896aa3" style:font-weight-asian="bold" style:font-weight-complex="bold"/>
    </style:style>
    <style:style style:name="T47" style:family="text">
      <style:text-properties fo:color="#c9211e" style:font-name="Droid Sans Mono" fo:font-size="10.5pt" style:font-weight-asian="bold" style:font-weight-complex="bold"/>
    </style:style>
    <style:style style:name="T48" style:family="text">
      <style:text-properties fo:color="#000000" fo:font-size="12pt" fo:language="es" fo:country="VE" fo:font-weight="bold" fo:background-color="transparent" loext:char-shading-value="0" style:font-name-asian="Courier New1" style:font-size-asian="12pt" style:font-weight-asian="bold" style:font-weight-complex="bold"/>
    </style:style>
    <style:style style:name="T49" style:family="text">
      <style:text-properties fo:color="#000000" fo:font-size="12pt" fo:language="es" fo:country="VE" fo:font-weight="bold" officeooo:rsid="00379720" fo:background-color="transparent" loext:char-shading-value="0" style:font-name-asian="Courier New1" style:font-size-asian="12pt" style:font-weight-asian="bold" style:font-weight-complex="bold"/>
    </style:style>
    <style:style style:name="T50" style:family="text">
      <style:text-properties fo:color="#000000" fo:font-size="12pt" fo:language="es" fo:country="VE" fo:font-weight="bold" officeooo:rsid="00a12c7c" fo:background-color="transparent" loext:char-shading-value="0" style:font-name-asian="Courier New1" style:font-size-asian="12pt" style:font-weight-asian="bold" style:font-weight-complex="bold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18pt" officeooo:rsid="003a3594" style:font-size-asian="18pt" style:font-size-complex="18pt"/>
    </style:style>
    <style:style style:name="T53" style:family="text">
      <style:text-properties fo:color="#00a933"/>
    </style:style>
    <style:style style:name="T54" style:family="text">
      <style:text-properties fo:color="#ff0000"/>
    </style:style>
    <style:style style:name="T55" style:family="text">
      <style:text-properties fo:color="#b85c00"/>
    </style:style>
    <style:style style:name="T56" style:family="text">
      <style:text-properties fo:color="#b85c00" style:font-name="Liberation Mono" fo:font-weight="bold" style:font-weight-asian="bold" style:font-weight-complex="bold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449615" fo:background-color="transparent" loext:char-shading-value="0"/>
    </style:style>
    <style:style style:name="T59" style:family="text">
      <style:text-properties fo:color="#ea7500" fo:font-weight="bold" officeooo:rsid="0049a9e9"/>
    </style:style>
    <style:style style:name="T60" style:family="text">
      <style:text-properties fo:color="#ea7500" fo:font-weight="bold" style:font-weight-asian="bold" style:font-weight-complex="bold"/>
    </style:style>
    <style:style style:name="T61" style:family="text">
      <style:text-properties style:font-weight-asian="normal" style:font-weight-complex="normal"/>
    </style:style>
    <style:style style:name="T62" style:family="text">
      <style:text-properties officeooo:rsid="0049a9e9" style:font-weight-asian="normal" style:font-weight-complex="normal"/>
    </style:style>
    <style:style style:name="T63" style:family="text">
      <style:text-properties fo:color="#202124" fo:font-size="12pt" officeooo:rsid="0049a9e9"/>
    </style:style>
    <style:style style:name="T64" style:family="text">
      <style:text-properties fo:color="#202124" fo:font-size="12pt" fo:font-weight="bold" officeooo:rsid="0049a9e9"/>
    </style:style>
    <style:style style:name="T65" style:family="text">
      <style:text-properties fo:color="#1e6a39" fo:font-weight="bold" style:font-weight-asian="bold" style:font-weight-complex="bold"/>
    </style:style>
    <style:style style:name="T66" style:family="text">
      <style:text-properties fo:color="#8d281e"/>
    </style:style>
    <style:style style:name="T67" style:family="text">
      <style:text-properties fo:color="#8d281e" officeooo:rsid="0054e263"/>
    </style:style>
    <style:style style:name="T68" style:family="text">
      <style:text-properties officeooo:rsid="0054e263"/>
    </style:style>
    <style:style style:name="T69" style:family="text">
      <style:text-properties officeooo:rsid="0059f024"/>
    </style:style>
    <style:style style:name="T70" style:family="text">
      <style:text-properties officeooo:rsid="005a7976"/>
    </style:style>
    <style:style style:name="T71" style:family="text">
      <style:text-properties officeooo:rsid="006237ec"/>
    </style:style>
    <style:style style:name="T72" style:family="text">
      <style:text-properties officeooo:rsid="0062b99e"/>
    </style:style>
    <style:style style:name="T73" style:family="text">
      <style:text-properties officeooo:rsid="00659874"/>
    </style:style>
    <style:style style:name="T74" style:family="text">
      <style:text-properties officeooo:rsid="0068360b"/>
    </style:style>
    <style:style style:name="T75" style:family="text">
      <style:text-properties officeooo:rsid="006876c9"/>
    </style:style>
    <style:style style:name="T76" style:family="text">
      <style:text-properties officeooo:rsid="006999e2"/>
    </style:style>
    <style:style style:name="T77" style:family="text">
      <style:text-properties officeooo:rsid="006b2f96"/>
    </style:style>
    <style:style style:name="T78" style:family="text">
      <style:text-properties fo:color="#ff8000" fo:font-weight="bold"/>
    </style:style>
    <style:style style:name="T79" style:family="text">
      <style:text-properties fo:font-variant="normal" fo:text-transform="none" style:use-window-font-color="true" style:font-name="Liberation Mono" fo:font-size="12pt" fo:letter-spacing="normal" fo:font-style="normal" fo:font-weight="normal"/>
    </style:style>
    <style:style style:name="T80" style:family="text">
      <style:text-properties fo:font-variant="normal" fo:text-transform="none" style:use-window-font-color="true" style:font-name="Liberation Mono" fo:font-size="12pt" fo:letter-spacing="normal" fo:font-style="normal" fo:font-weight="bold"/>
    </style:style>
    <style:style style:name="T81" style:family="text">
      <style:text-properties fo:font-variant="normal" fo:text-transform="none" style:use-window-font-color="true" style:font-name="Liberation Mono" fo:font-size="10.5pt" fo:letter-spacing="normal" fo:font-style="normal" fo:font-weight="normal"/>
    </style:style>
    <style:style style:name="T82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#272822" loext:char-shading-value="0" loext:padding="0cm" loext:border="none"/>
    </style:style>
    <style:style style:name="T83" style:family="text">
      <style:text-properties fo:font-variant="normal" fo:text-transform="none" style:use-window-font-color="true" style:font-name="Liberation Mono" fo:font-size="10.5pt" fo:letter-spacing="normal" fo:font-style="normal" fo:font-weight="normal" fo:background-color="transparent" loext:char-shading-value="0" loext:padding="0cm" loext:border="none"/>
    </style:style>
    <style:style style:name="T84" style:family="text">
      <style:text-properties fo:font-variant="normal" fo:text-transform="none" style:use-window-font-color="true" style:font-name="Liberation Mono" fo:letter-spacing="normal"/>
    </style:style>
    <style:style style:name="T85" style:family="text">
      <style:text-properties fo:font-variant="normal" fo:text-transform="none" style:font-name="Liberation Mono" fo:font-size="12pt" fo:letter-spacing="normal" fo:font-style="normal"/>
    </style:style>
    <style:style style:name="T86" style:family="text">
      <style:text-properties fo:font-variant="normal" fo:text-transform="none" style:font-name="Liberation Mono" fo:letter-spacing="normal" fo:font-style="normal" fo:background-color="#272822" loext:char-shading-value="0" loext:padding="0cm" loext:border="none"/>
    </style:style>
    <style:style style:name="T87" style:family="text">
      <style:text-properties fo:font-variant="normal" fo:text-transform="none" style:font-name="Liberation Mono" fo:letter-spacing="normal" fo:font-style="normal" loext:padding="0cm" loext:border="none"/>
    </style:style>
    <style:style style:name="T88" style:family="text">
      <style:text-properties fo:font-variant="normal" fo:text-transform="none" fo:color="#202124" fo:font-size="12pt" fo:letter-spacing="normal" fo:language="es" fo:country="ES" fo:font-style="normal" officeooo:rsid="007dfed2" fo:background-color="transparent" loext:char-shading-value="0" style:font-size-asian="10.5pt" style:font-size-complex="12pt"/>
    </style:style>
    <style:style style:name="T89" style:family="text">
      <style:text-properties fo:font-variant="normal" fo:text-transform="none" fo:color="#202124" fo:font-size="12pt" fo:letter-spacing="normal" fo:language="es" fo:country="ES" fo:font-style="normal" style:font-size-asian="12pt" style:font-size-complex="12pt"/>
    </style:style>
    <style:style style:name="T90" style:family="text">
      <style:text-properties fo:font-variant="normal" fo:text-transform="none" fo:color="#202124" fo:font-size="12pt" fo:letter-spacing="normal" fo:language="es" fo:country="ES" fo:font-style="normal" officeooo:rsid="007f4bd9" style:font-size-asian="12pt" style:font-size-complex="12pt"/>
    </style:style>
    <style:style style:name="T91" style:family="text">
      <style:text-properties fo:font-variant="normal" fo:text-transform="none" style:font-name="Droid Sans Mono" fo:font-size="10.5pt" fo:letter-spacing="normal" fo:font-style="normal" style:font-weight-asian="bold" style:font-weight-complex="bold"/>
    </style:style>
    <style:style style:name="T92" style:family="text">
      <style:text-properties fo:font-variant="normal" fo:text-transform="none" style:font-name="zillaslab" fo:font-style="normal" officeooo:rsid="009c35a9" style:font-weight-asian="bold" style:font-weight-complex="bold"/>
    </style:style>
    <style:style style:name="T93" style:family="text">
      <style:text-properties fo:font-variant="normal" fo:text-transform="none" style:font-name="zillaslab" fo:font-style="normal" officeooo:rsid="009ef873" style:font-weight-asian="bold" style:font-weight-complex="bold"/>
    </style:style>
    <style:style style:name="T94" style:family="text">
      <style:text-properties officeooo:rsid="00751aa3"/>
    </style:style>
    <style:style style:name="T95" style:family="text">
      <style:text-properties officeooo:rsid="00756b71"/>
    </style:style>
    <style:style style:name="T96" style:family="text">
      <style:text-properties fo:font-size="12pt" fo:language="es" fo:country="VE" style:font-name-asian="Courier New1" style:font-size-asian="12pt"/>
    </style:style>
    <style:style style:name="T97" style:family="text">
      <style:text-properties fo:font-size="12pt" fo:language="es" fo:country="VE" officeooo:rsid="002fdf34" style:font-name-asian="Courier New1" style:font-size-asian="12pt"/>
    </style:style>
    <style:style style:name="T98" style:family="text">
      <style:text-properties fo:font-size="12pt" fo:language="es" fo:country="VE" officeooo:rsid="003593dd" style:font-name-asian="Courier New1" style:font-size-asian="12pt"/>
    </style:style>
    <style:style style:name="T99" style:family="text">
      <style:text-properties fo:font-size="12pt" fo:language="es" fo:country="VE" fo:font-weight="bold" officeooo:rsid="00379720" style:font-name-asian="Courier New1" style:font-size-asian="12pt" style:font-weight-asian="bold" style:font-weight-complex="bold"/>
    </style:style>
    <style:style style:name="T100" style:family="text">
      <style:text-properties fo:font-size="12pt" officeooo:rsid="009c35a9" fo:background-color="transparent" loext:char-shading-value="0" style:font-weight-asian="bold" style:font-weight-complex="bold" loext:padding="0cm" loext:border="none"/>
    </style:style>
    <style:style style:name="T101" style:family="text">
      <style:text-properties style:font-name="Liberation Mono"/>
    </style:style>
    <style:style style:name="T102" style:family="text">
      <style:text-properties style:font-name="Liberation Mono" fo:font-size="12pt" loext:padding="0cm" loext:border="none"/>
    </style:style>
    <style:style style:name="T103" style:family="text">
      <style:text-properties style:font-name="Liberation Mono" fo:font-size="12pt" style:font-size-asian="12pt" style:font-size-complex="12pt"/>
    </style:style>
    <style:style style:name="T104" style:family="text">
      <style:text-properties officeooo:rsid="0080e5a5" loext:padding="0cm" loext:border="none"/>
    </style:style>
    <style:style style:name="T105" style:family="text">
      <style:text-properties style:font-name="Droid Sans Mono" fo:font-size="10.5pt"/>
    </style:style>
    <style:style style:name="T106" style:family="text">
      <style:text-properties style:font-name="Droid Sans Mono" fo:font-size="10.5pt" fo:font-weight="normal"/>
    </style:style>
    <style:style style:name="T107" style:family="text">
      <style:text-properties style:font-name="Droid Sans Mono" fo:font-size="10.5pt" fo:font-weight="normal" officeooo:rsid="008f6e76"/>
    </style:style>
    <style:style style:name="T108" style:family="text">
      <style:text-properties style:font-name="Droid Sans Mono" fo:font-size="10.5pt" fo:font-weight="normal" officeooo:rsid="0093037d"/>
    </style:style>
    <style:style style:name="T109" style:family="text">
      <style:text-properties style:font-name="Droid Sans Mono" fo:font-size="10.5pt" fo:font-weight="normal" officeooo:rsid="0093f264"/>
    </style:style>
    <style:style style:name="T110" style:family="text">
      <style:text-properties style:font-name="Droid Sans Mono" fo:font-size="10.5pt" fo:font-weight="normal" officeooo:rsid="0094e694" fo:background-color="transparent" loext:char-shading-value="0"/>
    </style:style>
    <style:style style:name="T111" style:family="text">
      <style:text-properties style:font-name="Droid Sans Mono" fo:font-size="10.5pt" officeooo:rsid="0094e694" fo:background-color="transparent" loext:char-shading-value="0" style:font-weight-asian="bold" style:font-weight-complex="bold"/>
    </style:style>
    <style:style style:name="T112" style:family="text">
      <style:text-properties officeooo:rsid="008511dc"/>
    </style:style>
    <style:style style:name="T113" style:family="text">
      <style:text-properties officeooo:rsid="008d2712"/>
    </style:style>
    <style:style style:name="T114" style:family="text">
      <style:text-properties officeooo:rsid="008e6009"/>
    </style:style>
    <style:style style:name="T115" style:family="text">
      <style:text-properties officeooo:rsid="008f6e76" style:font-weight-asian="bold" style:font-weight-complex="bold" loext:padding="0cm" loext:border="none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09b34c2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Road Side Coder MERN youtube</text:p>
      <text:p text:style-name="P50"/>
      <text:p text:style-name="P47">Express es una infraestructura de aplicaciones web Node.js mínima y flexible que proporciona un conjunto sólido de características para las aplicaciones web y móviles.</text:p>
      <text:p text:style-name="P50"/>
      <text:p text:style-name="P51">1. VSCODE :</text:p>
      <text:p text:style-name="P51">Librerías que pueden ahorrate mucho tiempo:</text:p>
      <text:p text:style-name="P51"/>
      <text:p text:style-name="P51">*Auto Rename Tag(Cambia las &lt;Tag&gt;&lt;/Tag&gt; automáticamente al editar)</text:p>
      <text:p text:style-name="P51">* Bracket Pair Colorized 2(Colorea las {} , () para saber donde terminan y empiezan)</text:p>
      <text:p text:style-name="P51">*ES7 React....Snippets(Crea BoilerPlates)</text:p>
      <text:p text:style-name="P51">*JavaScript ES6 Snippets</text:p>
      <text:p text:style-name="P51">*Material Icon Theme</text:p>
      <text:p text:style-name="P51">*Prettier code formatter<text:span text:style-name="T70">(En el minuto 6 explica como configurarlo correctamente)</text:span></text:p>
      <text:p text:style-name="P51"/>
      <text:p text:style-name="P51"/>
      <text:p text:style-name="P52">2. VIDEO 4 → 5:00 → va a mejorar la llamada al server.js</text:p>
      <text:p text:style-name="P52"/>
      <text:p text:style-name="P65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53"/>
      <text:p text:style-name="P65"><text:span text:style-name="T3">*</text:span><text:span text:style-name="T5">Ejemplo usando dummy data(dato de archivo estático)</text:span></text:p>
      <text:p text:style-name="P54"/>
      <text:p text:style-name="P66"><text:span text:style-name="T7"><text:tab/></text:span><text:span text:style-name="T20">const notes = require("./data/notes");</text:span></text:p>
      <text:p text:style-name="P73"><text:s text:c="11"/></text:p>
      <text:p text:style-name="P74"><text:tab/>app.get("/api/notes", (req, res) =&gt; {</text:p>
      <text:p text:style-name="P6"><text:tab/><text:tab/>res.json(notes);</text:p>
      <text:p text:style-name="P6"><text:s text:c="11"/>});</text:p>
      <text:p text:style-name="P6"/>
      <text:p text:style-name="P7">Quedé en el minuto 10:00</text:p>
      <text:p text:style-name="P7"/>
      <text:p text:style-name="P7">*<text:span text:style-name="T24">10:50 Deatil Api View</text:span></text:p>
      <text:p text:style-name="P14"/>
      <text:p text:style-name="P12"><text:span text:style-name="T25">req.params</text:span><text:span text:style-name="T26"> </text:span><text:span text:style-name="T27">Nos va a dar todos los parametros que están en nuestra id</text:span></text:p>
      <text:p text:style-name="P14"/>
      <text:p text:style-name="P32"><text:span text:style-name="T13">app</text:span><text:span text:style-name="T25">.</text:span><text:span text:style-name="T15">get</text:span><text:span text:style-name="T25">(</text:span><text:span text:style-name="T16">"/api/notes/:id"</text:span><text:span text:style-name="T25">, (</text:span><text:span text:style-name="T23">req</text:span><text:span text:style-name="T25">, </text:span><text:span text:style-name="T23">res</text:span><text:span text:style-name="T25">) </text:span><text:span text:style-name="T11">=&gt;</text:span><text:span text:style-name="T25"> {</text:span></text:p>
      <text:p text:style-name="P31"><text:span text:style-name="T10">const</text:span> <text:span text:style-name="T12">note</text:span> = <text:span text:style-name="T12">notes</text:span>.<text:span text:style-name="T14">find</text:span>((<text:span text:style-name="T22">n</text:span>) <text:span text:style-name="T10">=&gt;</text:span> <text:span text:style-name="T22">n</text:span>.<text:span text:style-name="T22">_id</text:span> === <text:span text:style-name="T22">req</text:span>.<text:span text:style-name="T22">params</text:span>.<text:span text:style-name="T22">id</text:span>);</text:p>
      <text:p text:style-name="P31"><text:span text:style-name="T22">console</text:span>.<text:span text:style-name="T14">log</text:span>(<text:span text:style-name="T22">req</text:span>.<text:span text:style-name="T22">params</text:span>);</text:p>
      <text:p text:style-name="P31">});</text:p>
      <text:p text:style-name="P31"/>
      <text:p text:style-name="P31"/>
      <text:p text:style-name="P31"/>
      <text:p text:style-name="P15">* <text:span text:style-name="T33">13:50 → </text:span>.<text:span text:style-name="T33">env file (Explicación) </text:span><text:span text:style-name="T34">Secrete information about our aplication</text:span></text:p>
      <text:p text:style-name="P14"/>
      <text:p text:style-name="P74">* <text:span text:style-name="T35">14: 32 → Hay que instalar </text:span><text:span text:style-name="T30">npm i dotenv</text:span></text:p>
      <text:p text:style-name="P54"/>
      <text:p text:style-name="P54"><text:soft-page-break/>* Edit<text:span text:style-name="T36"> . PORT = 5000</text:span></text:p>
      <text:p text:style-name="P54"/>
      <text:p text:style-name="P54"/>
      <text:p text:style-name="P55">Qued<text:span text:style-name="T37">é</text:span> 15:02 <text:s/><text:span text:style-name="T31">Instalación de nodemon</text:span></text:p>
      <text:p text:style-name="P56"/>
      <text:p text:style-name="P56"><text:span text:style-name="T38">Para Guardar cambios autom</text:span><text:span text:style-name="T39">á</text:span><text:span text:style-name="T38">ticamente sin necesidad de reiniciar el server</text:span></text:p>
      <text:p text:style-name="P56"/>
      <text:p text:style-name="P56"/>
      <text:p text:style-name="P57">VIDEO 5 FrontEnd</text:p>
      <text:p text:style-name="P57"/>
      <text:p text:style-name="P58">10:30 Como subir todo a github → “Importante hay varios detalles por que son dos carpetas”</text:p>
      <text:p text:style-name="P58"/>
      <text:p text:style-name="P59">Vuelve a notezipper-mern</text:p>
      <text:p text:style-name="P58"/>
      <text:p text:style-name="P60">TUVE QUE BORRAR EL <text:span text:style-name="T40">.GIT </text:span>DEL FRONTEND POR QUE TENÍA CONFLICTOS CON EL <text:span text:style-name="T40">.GIT </text:span>DE EL DIRECTORIO ROOT</text:p>
      <text:p text:style-name="P58"/>
      <text:p text:style-name="P58">Hay que tener en cuenta por ejemplo el archivo de .env </text:p>
      <text:p text:style-name="P58"/>
      <text:p text:style-name="P61">El archivo <text:span text:style-name="T40">.gitignore</text:span> que tienes en sr<text:span text:style-name="T43">c</text:span> debes pasarlo al directorio principal <text:span text:style-name="T44">al lado de</text:span><text:span text:style-name="T41"> .env</text:span></text:p>
      <text:p text:style-name="P61"/>
      <text:p text:style-name="P62">y Editarlo asi quedó, los cambios están en azul…</text:p>
      <text:p text:style-name="P62"/>
      <text:p text:style-name="P75"># See https://help.github.com/articles/ignoring-files/ for more about ignoring files.</text:p>
      <text:p text:style-name="P21"/>
      <text:p text:style-name="P6"># dependencies</text:p>
      <text:p text:style-name="P33">/node_modules</text:p>
      <text:p text:style-name="P33">node_modules/</text:p>
      <text:p text:style-name="P33">frontend/node_modules/</text:p>
      <text:p text:style-name="P6">/.pnp</text:p>
      <text:p text:style-name="P6">.pnp.js</text:p>
      <text:p text:style-name="P21"/>
      <text:p text:style-name="P6"># testing</text:p>
      <text:p text:style-name="P6">/coverage</text:p>
      <text:p text:style-name="P21"/>
      <text:p text:style-name="P6"># production</text:p>
      <text:p text:style-name="P6">/build</text:p>
      <text:p text:style-name="P21"/>
      <text:p text:style-name="P6"># misc</text:p>
      <text:p text:style-name="P6">.DS_Store</text:p>
      <text:p text:style-name="P33">.env</text:p>
      <text:p text:style-name="P6">.env.local</text:p>
      <text:p text:style-name="P6">.env.development.local</text:p>
      <text:p text:style-name="P6">.env.test.local</text:p>
      <text:p text:style-name="P6">.env.production.local</text:p>
      <text:p text:style-name="P21"/>
      <text:p text:style-name="P6"><text:soft-page-break/>npm-debug.log*</text:p>
      <text:p text:style-name="P6">yarn-debug.log*</text:p>
      <text:p text:style-name="P6">yarn-error.log*</text:p>
      <text:p text:style-name="P6"/>
      <text:p text:style-name="P8">* Hacer git init en el <text:span text:style-name="T40">root directory</text:span></text:p>
      <text:p text:style-name="P34"/>
      <text:p text:style-name="P34"/>
      <text:p text:style-name="P34"/>
      <text:p text:style-name="P34"/>
      <text:p text:style-name="P34"/>
      <text:p text:style-name="P62"/>
      <text:p text:style-name="P63">VIDEO 6 <text:s/>LANDING PAGE AND NAVBAR</text:p>
      <text:p text:style-name="P62"/>
      <text:p text:style-name="P64">16:06 Quedé → Landing Page</text:p>
      <text:p text:style-name="P64"/>
      <text:p text:style-name="P64"/>
      <text:p text:style-name="P67"><text:span text:style-name="T8">VIDEO </text:span><text:span text:style-name="T9">7</text:span><text:span text:style-name="T8"> <text:s/></text:span><text:span text:style-name="T97">REACT ROUTER</text:span></text:p>
      <text:p text:style-name="P68"/>
      <text:p text:style-name="P71"><text:span text:style-name="T97">Q</text:span><text:span text:style-name="T96">uedé 1</text:span><text:span text:style-name="T98">7</text:span><text:span text:style-name="T96"> : </text:span><text:span text:style-name="T98">3</text:span><text:span text:style-name="T96">5</text:span></text:p>
      <text:p text:style-name="P69"/>
      <text:p text:style-name="P69"/>
      <text:p text:style-name="P70">VIDEO 8 CONNECTING BACKEND WITH FRONTEND</text:p>
      <text:p text:style-name="P70"/>
      <text:p text:style-name="P72"><text:span text:style-name="T96"><text:tab/>Al principio no podía por que faltaba la carpeta de notes que estaba en frontend y la necesitaba en backend , el no me lo recordó o debe ser que no la llamé apropiadamente desde el frontend.</text:span><text:span text:style-name="T45"> REVISA ESO </text:span></text:p>
      <text:p text:style-name="P85"/>
      <text:p text:style-name="P77"><text:span text:style-name="T99">11:00 → Utiliza</text:span><text:span text:style-name="T49"> </text:span><text:span text:style-name="T48">"concurrently" </text:span><text:span text:style-name="T49">para correr todo al mismo ti</text:span><text:span text:style-name="T50">e</text:span><text:span text:style-name="T49">mpo (back and frontend)</text:span></text:p>
      <text:p text:style-name="P78"/>
      <text:p text:style-name="P78"/>
      <text:p text:style-name="P80">npm run dev <text:s/><text:span text:style-name="T52">(Para correr Ambos)</text:span></text:p>
      <text:p text:style-name="P82"/>
      <text:p text:style-name="P81"><text:span text:style-name="T51">5:00</text:span><text:span text:style-name="T52"> V</text:span><text:span text:style-name="T51">IDEO 9 </text:span></text:p>
      <text:p text:style-name="P83"/>
      <text:p text:style-name="P84">No se si sirve , puse mydb (que ya tiene una tabla o collection posts) como data base, hay que probar, o tal vez necesites crear una nueva</text:p>
      <text:p text:style-name="P82"/>
      <text:p text:style-name="P79"><text:soft-page-break/>Creó un archivo para la conexión llamado db.js en la carpeta config </text:p>
      <text:p text:style-name="P79"/>
      <text:p text:style-name="P76">const mongoose = require('mongoose')</text:p>
      <text:p text:style-name="P22"/>
      <text:p text:style-name="P16">const connectDB = async ()=&gt;{</text:p>
      <text:p text:style-name="P16">try {</text:p>
      <text:p text:style-name="P16">const conn = await mongoose.connect(<text:span text:style-name="T53">process.env.MONGO_URI</text:span>)</text:p>
      <text:p text:style-name="P16">console.log(`MongoDB Conectado: ${<text:span text:style-name="T54">conn.connection.host</text:span>}`)</text:p>
      <text:p text:style-name="P16">} catch (error) {</text:p>
      <text:p text:style-name="P16">console.error(`Error: ${error.message}`)</text:p>
      <text:p text:style-name="P16">process.exit()</text:p>
      <text:p text:style-name="P16">}</text:p>
      <text:p text:style-name="P16">}</text:p>
      <text:p text:style-name="P22"/>
      <text:p text:style-name="P16">module.exports = connectDB;</text:p>
      <text:p text:style-name="P16"/>
      <text:p text:style-name="P16"/>
      <text:p text:style-name="P9">Al que después llamo por:</text:p>
      <text:p text:style-name="P9"/>
      <text:p text:style-name="P17">const express = require("express");</text:p>
      <text:p text:style-name="P16">const notes = require("./data/notes");</text:p>
      <text:p text:style-name="P16">const dotenv = require("dotenv");</text:p>
      <text:p text:style-name="P16">const <text:span text:style-name="T55">connectDB</text:span> = require("<text:span text:style-name="T54">./config/db</text:span>")</text:p>
      <text:p text:style-name="P22"/>
      <text:p text:style-name="P16">const app = express();</text:p>
      <text:p text:style-name="P16">dotenv.config();</text:p>
      <text:p text:style-name="P37">connectDB();</text:p>
      <text:p text:style-name="P37"/>
      <text:p text:style-name="P20"><text:span text:style-name="T57">VIDEO 1</text:span><text:span text:style-name="T58">0</text:span></text:p>
      <text:p text:style-name="P18"/>
      <text:p text:style-name="P38">User Authentication JWT</text:p>
      <text:p text:style-name="P38"/>
      <text:p text:style-name="P38"/>
      <text:p text:style-name="P39">* Si solo necesitas correr el servidor : <text:span text:style-name="T28">node backend/server.js</text:span></text:p>
      <text:p text:style-name="P41"/>
      <text:p text:style-name="P39"><text:span text:style-name="T61">* </text:span><text:span text:style-name="T62">Instalé</text:span><text:span text:style-name="T32"> </text:span><text:span text:style-name="T59">POSTMAN</text:span></text:p>
      <text:p text:style-name="P41"><text:s text:c="2"/></text:p>
      <text:p text:style-name="P91"><text:span text:style-name="T28">*</text:span><text:span text:style-name="T78"> </text:span><text:span text:style-name="T60">express.Router</text:span><text:line-break/><text:line-break/><text:span text:style-name="T28">Router </text:span>para <text:span text:style-name="T60">crear manejadores de rutas</text:span> montables y modulares. Una instancia <text:span text:style-name="T28">Router </text:span>es un sistema de middleware y direccionamiento completo.</text:p>
      <text:p text:style-name="P41"/>
      <text:p text:style-name="P39"><text:span text:style-name="T59">* </text:span><text:span text:style-name="T17">Creaci</text:span><text:span text:style-name="T18">ó</text:span><text:span text:style-name="T17">n de una variable </text:span><text:span text:style-name="T19">U</text:span><text:span text:style-name="T17">rl – 7:00</text:span></text:p>
      <text:p text:style-name="P41"/>
      <text:p text:style-name="P42">¿Qué hace App use?</text:p>
      <text:p text:style-name="P41"><text:soft-page-break/></text:p>
      <text:p text:style-name="P40"><text:span text:style-name="T63">use</text:span><text:span text:style-name="T64"> </text:span><text:span text:style-name="T63">(middleware) se llama cada vez que se envía una solicitud al servidor. app.use(), que se utiliza para montar la función de middleware o para montar en una ruta específica, la función de middleware se ejecuta cuando la ruta de base coincide.</text:span></text:p>
      <text:p text:style-name="P43"/>
      <text:p text:style-name="P92"><text:span text:style-name="T28">Express </text:span>es una infraestructura web de direccionamiento y middleware que tiene una funcionalidad mínima propia: una aplicación <text:span text:style-name="T28">Express </text:span>es fundamentalmente una serie de llamadas a funciones de middleware.</text:p>
      <text:p text:style-name="P90"/>
      <text:p text:style-name="P89"><text:span text:style-name="T102">* </text:span><text:span text:style-name="T101">Enlace el middleware de nivel de aplicación a una instancia del </text:span><text:a xlink:type="simple" xlink:href="https://expressjs.com/es/4x/api.html#app" text:style-name="Internet_20_link" text:visited-style-name="Visited_20_Internet_20_Link"><text:span text:style-name="T101">objeto de aplicación</text:span></text:a><text:span text:style-name="T101"> utilizando las funciones </text:span><text:span text:style-name="Source_20_Text"><text:span text:style-name="T101">app.use() </text:span></text:span><text:span text:style-name="T101">y </text:span><text:span text:style-name="Source_20_Text"><text:span text:style-name="T101">app.METHOD()</text:span></text:span><text:span text:style-name="T101">, donde </text:span><text:span text:style-name="Source_20_Text"><text:span text:style-name="T101">METHOD </text:span></text:span><text:span text:style-name="T101">es el método HTTP de la solicitud que maneja la función de middleware (por ejemplo, GET, PUT o POST) en minúsculas.</text:span></text:p>
      <text:p text:style-name="P110"/>
      <text:p text:style-name="P2">Este ejemplo muestra una función de middleware sin ninguna vía de acceso de montaje. La función se ejecuta cada vez que la aplicación recibe una solicitud.</text:p>
      <text:p text:style-name="P3"/>
      <text:p text:style-name="Preformatted_20_Text"><text:span text:style-name="Source_20_Text"><text:span text:style-name="T103">var app = express();</text:span></text:span></text:p>
      <text:p text:style-name="P4"/>
      <text:p text:style-name="Preformatted_20_Text"><text:span text:style-name="Source_20_Text"><text:span text:style-name="T103">app.use(function (req, res, next) {</text:span></text:span></text:p>
      <text:p text:style-name="Preformatted_20_Text"><text:span text:style-name="Source_20_Text"><text:span text:style-name="T103"><text:s text:c="2"/>console.log('Time:', Date.now());</text:span></text:span></text:p>
      <text:p text:style-name="Preformatted_20_Text"><text:span text:style-name="Source_20_Text"><text:span text:style-name="T103"><text:s text:c="2"/>next();</text:span></text:span></text:p>
      <text:p text:style-name="P5"><text:span text:style-name="Source_20_Text"><text:span text:style-name="T103">});</text:span></text:span></text:p>
      <text:p text:style-name="P103"/>
      <text:p text:style-name="P90"/>
      <text:p text:style-name="P86">connectDB();</text:p>
      <text:p text:style-name="P13"><text:span text:style-name="T57">app.use(express.json()) //</text:span><text:span text:style-name="T88">p</text:span><text:span text:style-name="T89">ara analizar la aplicación / json // </text:span><text:span text:style-name="T90">para aceptar datos del usuario</text:span></text:p>
      <text:p text:style-name="P23"/>
      <text:p text:style-name="P6"/>
      <text:p text:style-name="P6"/>
      <text:p text:style-name="P1"><text:span text:style-name="T85">Cuando se habla de </text:span><text:span text:style-name="Source_20_Text"><text:span text:style-name="T86">express.json()</text:span></text:span><text:span text:style-name="Source_20_Text"><text:span text:style-name="T87"> </text:span></text:span><text:span text:style-name="T85">y </text:span><text:span text:style-name="Source_20_Text"><text:span text:style-name="T86">express.urlencoded()</text:span></text:span><text:span text:style-name="Source_20_Text"><text:span text:style-name="T87"> </text:span></text:span><text:span text:style-name="T85">piense específicamente en POST peticiones (es decir, el objeto de solicitud .post) y Solicitudes PUT (es decir, el objeto de solicitud .put )</text:span></text:p>
      <text:list xml:id="list448195820" text:style-name="L1">
        <text:list-item>
          <text:p text:style-name="P127"><text:span text:style-name="T79">NO NECESITA </text:span><text:span text:style-name="Source_20_Text"><text:span text:style-name="T82">express.json()</text:span></text:span><text:span text:style-name="Source_20_Text"><text:span text:style-name="T83"> </text:span></text:span><text:span text:style-name="T79">y</text:span><text:span text:style-name="Source_20_Text"><text:span text:style-name="T82">express.urlencoded()</text:span></text:span><text:span text:style-name="Source_20_Text"><text:span text:style-name="T83"> </text:span></text:span><text:span text:style-name="T79">para las solicitudes GET o DELETE.</text:span></text:p>
        </text:list-item>
        <text:list-item>
          <text:p text:style-name="P127"><text:soft-page-break/><text:span text:style-name="T79">NECESITAS </text:span><text:span text:style-name="Source_20_Text"><text:span text:style-name="T82">express.json()</text:span></text:span><text:span text:style-name="Source_20_Text"><text:span text:style-name="T83"> </text:span></text:span><text:span text:style-name="T79">y </text:span><text:span text:style-name="Source_20_Text"><text:span text:style-name="T82">express.urlencoded()</text:span></text:span><text:span text:style-name="T79">para POST y PUT solicitudes, porque en ambas solicitudes estás </text:span><text:span text:style-name="Strong_20_Emphasis"><text:span text:style-name="T80">enviando datos</text:span></text:span><text:span text:style-name="T79">(en la forma de algún objeto de datos) al servidor y le está pidiendo al servidor que acepte o almacene esos datos (objeto), que está encerrado en el cuerpo (es decir, </text:span><text:span text:style-name="Source_20_Text"><text:span text:style-name="T82">req.body</text:span></text:span><text:span text:style-name="T79">) de esa solicitud (POST o PUT)</text:span></text:p>
        </text:list-item>
        <text:list-item>
          <text:p text:style-name="P128">Express le proporciona middleware para tratar con los datos (objetos) (entrantes) en el cuerpo de la solicitud.</text:p>
          <text:p text:style-name="P127"><text:span text:style-name="T79">a.</text:span><text:span text:style-name="Source_20_Text"><text:span text:style-name="T82">express.json()</text:span></text:span><text:span text:style-name="T79">es un método incorporado en express para reconocer el objeto de solicitud entrante como </text:span><text:span text:style-name="Strong_20_Emphasis"><text:span text:style-name="T80">objeto JSON</text:span></text:span><text:span text:style-name="T79">. Este método se llama como middleware en su aplicación usando el código: </text:span><text:span text:style-name="Source_20_Text"><text:span text:style-name="T82">app.use(express.json())</text:span></text:span><text:span text:style-name="Source_20_Text"><text:span text:style-name="T83">;</text:span></text:span></text:p>
          <text:p text:style-name="P127"><text:span text:style-name="T79">si. </text:span><text:span text:style-name="Source_20_Text"><text:span text:style-name="T82">express.urlencoded()</text:span></text:span><text:span text:style-name="Source_20_Text"><text:span text:style-name="T83"> </text:span></text:span><text:span text:style-name="T79">es un método incorporado en express para reconocer el objeto de solicitud entrante como </text:span><text:span text:style-name="Strong_20_Emphasis"><text:span text:style-name="T80">cadenas o matrices</text:span></text:span><text:span text:style-name="T79">. Este método se llama como middleware en su aplicación usando el código: </text:span><text:span text:style-name="Source_20_Text"><text:span text:style-name="T82">app.use(express.urlencoded())</text:span></text:span><text:span text:style-name="Source_20_Text"><text:span text:style-name="T83">;</text:span></text:span></text:p>
        </text:list-item>
      </text:list>
      <text:p text:style-name="P10"/>
      <text:p text:style-name="P10"/>
      <text:p text:style-name="P10">* <text:span text:style-name="T94">SET a {{URL}} Variable en postman – </text:span><text:span text:style-name="T95">7:10</text:span></text:p>
      <text:p text:style-name="P10"/>
      <text:p text:style-name="P10"><draw:frame draw:style-name="fr1" draw:name="Imagen1" text:anchor-type="char" svg:width="8.255cm" svg:height="6.482cm" draw:z-index="0"><draw:image xlink:href="Pictures/1000020100000138000000F570C113C2D2D3AC9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Add Enviroment Variable no, global</text:p>
      <text:p text:style-name="P10"/>
      <text:p text:style-name="P10"/>
      <text:p text:style-name="P30"><text:span text:style-name="T21">* </text:span><text:span text:style-name="T81">Si la función de middleware actual no finaliza el ciclo de solicitud/respuestas, debe invocar </text:span><text:span text:style-name="Source_20_Text"><text:span text:style-name="T56">next()</text:span></text:span><text:span text:style-name="Source_20_Text"><text:span text:style-name="T84"> </text:span></text:span><text:span text:style-name="T81">para pasar el control a la </text:span><text:soft-page-break/><text:span text:style-name="T81">siguiente función de middleware. De lo contrario, la solicitud quedará colgada.</text:span><text:span text:style-name="T21"> </text:span></text:p>
      <text:p text:style-name="P10"/>
      <text:p text:style-name="P10">* Como Encriptar el password para que no sea visible en <text:span text:style-name="T65">mongo-cloud</text:span> – 18:17</text:p>
      <text:p text:style-name="P44"/>
      <text:p text:style-name="P45">// will encrypt password everytime its saved</text:p>
      <text:p text:style-name="P45">// <text:span text:style-name="T67">prev</text:span><text:span text:style-name="T68"> significa que va a hacerlo antes de introducir los datos</text:span></text:p>
      <text:p text:style-name="P45"/>
      <text:p text:style-name="P19">userSchema.<text:span text:style-name="T66">pre</text:span>("save", async function (next) {</text:p>
      <text:p text:style-name="P16">if (!this.isModified("password")) {</text:p>
      <text:p text:style-name="P16">next();</text:p>
      <text:p text:style-name="P16">}</text:p>
      <text:p text:style-name="P16">const salt = await bcrypt.genSalt(10);</text:p>
      <text:p text:style-name="P16">this.password = await bcrypt.hash(this.password, salt);</text:p>
      <text:p text:style-name="P16">});</text:p>
      <text:p text:style-name="P19"/>
      <text:p text:style-name="P46">Debes crear un nuevo usuario , simplemente hacer un pequeño cambio en email para probar. </text:p>
      <text:p text:style-name="P90"/>
      <text:p text:style-name="P90"/>
      <text:p text:style-name="P93">Quedé en 2<text:span text:style-name="T69">3</text:span>:3<text:span text:style-name="T69">5</text:span></text:p>
      <text:p text:style-name="P93"/>
      <text:p text:style-name="P94">En el minuto 29 hace un resumen explicativo</text:p>
      <text:p text:style-name="P94"/>
      <text:p text:style-name="P95">JWT – 30:00</text:p>
      <text:p text:style-name="P95"/>
      <text:p text:style-name="P96">Llevar el token al frontend</text:p>
      <text:p text:style-name="P96"/>
      <text:p text:style-name="P97">* React Login 33:33</text:p>
      <text:p text:style-name="P97">* <text:span text:style-name="T71">Es hora de llamar a la API </text:span><text:span text:style-name="T72">41:31</text:span></text:p>
      <text:p text:style-name="P97"/>
      <text:p text:style-name="P98">Creacion de Componente de Error y Loading <text:span text:style-name="T73">45:02</text:span></text:p>
      <text:p text:style-name="P98"/>
      <text:p text:style-name="P100"><text:span text:style-name="T75">F</text:span><text:span text:style-name="T74">uncionabilidad de Register – </text:span><text:s/><text:span text:style-name="T74">52:34, </text:span></text:p>
      <text:p text:style-name="P101"/>
      <text:p text:style-name="P99"/>
      <text:p text:style-name="P100">Quedé en <text:span text:style-name="T74">5</text:span><text:span text:style-name="T75">8</text:span><text:span text:style-name="T74">:</text:span><text:span text:style-name="T75">14</text:span><text:span text:style-name="T74">, </text:span><text:span text:style-name="T75">Cloudinary</text:span></text:p>
      <text:p text:style-name="P100"/>
      <text:p text:style-name="P102">Quedé en <text:span text:style-name="T74">5</text:span><text:span text:style-name="T76">9</text:span><text:span text:style-name="T74">:</text:span><text:span text:style-name="T76">20</text:span><text:span text:style-name="T74">, </text:span><text:span text:style-name="T75">Cloudinary </text:span><text:span text:style-name="T77">WOOWWWW</text:span></text:p>
      <text:p text:style-name="P102"/>
      <text:p text:style-name="P102"/>
      <text:p text:style-name="P104"><text:soft-page-break/>REPASO JWT -10</text:p>
      <text:p text:style-name="P104"/>
      <text:p text:style-name="P104">TAREAS</text:p>
      <text:p text:style-name="P105"/>
      <text:p text:style-name="P105">1. Si</text:p>
      <text:p text:style-name="P111"><text:span text:style-name="T104"><text:s text:c="2"/></text:span><text:span text:style-name="T105">if (userExists) {</text:span></text:p>
      <text:p text:style-name="P24"><text:s text:c="5"/>res.status(400);</text:p>
      <text:p text:style-name="P24"><text:s text:c="5"/>throw new Error("User Already Exist(email)");</text:p>
      <text:p text:style-name="P24">}</text:p>
      <text:p text:style-name="P24"/>
      <text:p text:style-name="P25">Devuelve esto:</text:p>
      <text:p text:style-name="P25"/>
      <text:p text:style-name="P27">{</text:p>
      <text:p text:style-name="P28">"message": "User Already Exist(email)",</text:p>
      <text:p text:style-name="P28">"stack": "Error: User Already Exist(email)\n at /home/ricardo/React/MERN-TUTORIAL-SERIES/backend/controllers/userControllers.js:12:11\n at processTicksAndRejections (node:internal/process/task_queues:96:5)"</text:p>
      <text:p text:style-name="P28">}</text:p>
      <text:p text:style-name="P25"/>
      <text:p text:style-name="P112">Podria consumir esa respuesta con fecth o axios ?</text:p>
      <text:p text:style-name="P112"><text:a xlink:type="simple" xlink:href="https://www.youtube.com/watch?v=lkpXNa2ZIjY" text:style-name="Internet_20_link" text:visited-style-name="Visited_20_Internet_20_Link">https://www.youtube.com/watch?v=lkpXNa2ZIjY</text:a> BLUUWEB</text:p>
      <text:p text:style-name="P101"/>
      <text:p text:style-name="P87">res.json({</text:p>
      <text:p text:style-name="P26"><text:s text:c="2"/>error: null, // <text:span text:style-name="T46">tal vez pasar una var bandera como esta y que react la valide y nos devuelva un mensaje.</text:span></text:p>
      <text:p text:style-name="P26"><text:s text:c="2"/>data: {</text:p>
      <text:p text:style-name="P26"><text:s text:c="2"/>title: "mi ruta protegida",</text:p>
      <text:p text:style-name="P26"><text:s/>user: req.user,</text:p>
      <text:p text:style-name="P26">},</text:p>
      <text:p text:style-name="P101"/>
      <text:p text:style-name="P101"/>
      <text:p text:style-name="P106">2.</text:p>
      <text:p text:style-name="P106"/>
      <text:p text:style-name="P107">En el proyecto de refresh token <text:span text:style-name="T113">llama a usuario de manera estatica, pero en el de bluuweb. Creo q lo llama así:</text:span></text:p>
      <text:p text:style-name="P109"/>
      <text:p text:style-name="P109">auth.js</text:p>
      <text:p text:style-name="P88">const User = require("../models/User");</text:p>
      <text:p text:style-name="P108"/>
      <text:p text:style-name="P88"/>
      <text:p text:style-name="P88"/>
      <text:p text:style-name="P88"/>
      <text:p text:style-name="P119"><text:soft-page-break/>REPASO JWT -10</text:p>
      <text:p text:style-name="P119"/>
      <text:p text:style-name="P88">router.post("/login", async (req, res) =&gt; {</text:p>
      <text:p text:style-name="P88"/>
      <text:p text:style-name="P26"><text:tab/>const { error } = schemaLogin.validate(req.body);</text:p>
      <text:p text:style-name="P26"><text:tab/>if (error) return res.status(400).json({ error: error.details[0].message });</text:p>
      <text:p text:style-name="P29"/>
      <text:p text:style-name="P26"><text:tab/>const <text:span text:style-name="T40">user</text:span> = await <text:span text:style-name="T40">User.findOne</text:span>({ email: req.body.email });</text:p>
      <text:p text:style-name="P26"><text:tab/>if (!user) return res.status(400).json({ error: "Usuario no encontrado" });</text:p>
      <text:p text:style-name="P26"/>
      <text:p text:style-name="P35"><text:tab/><text:span text:style-name="T29">res.json({</text:span></text:p>
      <text:p text:style-name="P36"><text:tab/><text:tab/>error: null,</text:p>
      <text:p text:style-name="P36"><text:tab/><text:tab/>data: "exito bienvenido",</text:p>
      <text:p text:style-name="P36"><text:tab/><text:tab/><text:span text:style-name="T114">user</text:span>, <text:span text:style-name="T114">← Esto es una teoría, debo probar</text:span></text:p>
      <text:p text:style-name="P36"><text:tab/>}); </text:p>
      <text:p text:style-name="P35"/>
      <text:p text:style-name="P108"/>
      <text:p text:style-name="P106"/>
      <text:p text:style-name="P106"/>
      <text:p text:style-name="P113"><text:a xlink:type="simple" xlink:href="https://www.youtube.com/watch?v=lkpXNa2ZIjY" text:style-name="Internet_20_link" text:visited-style-name="Visited_20_Internet_20_Link">https://www.youtube.com/watch?v=lkpXNa2ZIjY</text:a> BLUUWEB <text:span text:style-name="T112">4:40</text:span></text:p>
      <text:p text:style-name="P113"/>
      <text:p text:style-name="P113"/>
      <text:p text:style-name="P116"><text:span text:style-name="T115">3. </text:span><text:span text:style-name="T106">const </text:span><text:span text:style-name="T47">asyncHandler</text:span><text:span text:style-name="T106"> = require("</text:span><text:span text:style-name="T47">express-async-handler</text:span><text:span text:style-name="T106">"); </text:span><text:span text:style-name="T107">←</text:span><text:span text:style-name="T106"> </text:span><text:span text:style-name="T107">Woww esto maneja más rápido async y await automaticament</text:span><text:span text:style-name="T108">e</text:span><text:span text:style-name="T107">. </text:span><text:span text:style-name="T109">← Minuto 14</text:span></text:p>
      <text:p text:style-name="P122"/>
      <text:p text:style-name="P117"><text:span text:style-name="T109">a</text:span><text:span text:style-name="T106">unque igual usa await, debes estudiar eso</text:span></text:p>
      <text:p text:style-name="P123"/>
      <text:p text:style-name="P123"/>
      <text:p text:style-name="P118"><text:span text:style-name="T110">4. ( 23:22 )</text:span><text:span text:style-name="T111"> </text:span><text:span text:style-name="T91">Middleware is a function with access to the request object (req), the response object (res), and the next middleware in the application’s request-response cycle, commonly denoted by a variable named next.</text:span></text:p>
      <text:p text:style-name="P48">Middleware can:</text:p>
      <text:list xml:id="list1937678075" text:style-name="L2">
        <text:list-item>
          <text:p text:style-name="P129">Execute any code.</text:p>
        </text:list-item>
        <text:list-item>
          <text:p text:style-name="P129">Make changes to the request and the response objects.</text:p>
        </text:list-item>
        <text:list-item>
          <text:p text:style-name="P129">End the request-response cycle.</text:p>
        </text:list-item>
        <text:list-item>
          <text:p text:style-name="P130">Call the next middleware in the stack.</text:p>
        </text:list-item>
      </text:list>
      <text:p text:style-name="P49"/>
      <text:p text:style-name="P49"/>
      <text:p text:style-name="P124"/>
      <text:p text:style-name="P114"/>
      <text:p text:style-name="P115"><text:soft-page-break/>5. Register</text:p>
      <text:p text:style-name="P120"/>
      <text:p text:style-name="P115"><text:span text:style-name="T116">*</text:span><text:span text:style-name="T117">Comparar passwords(Si está seguro de su nuevo password)- </text:span><text:span text:style-name="T42">55:17</text:span></text:p>
      <text:p text:style-name="P115"/>
      <text:p text:style-name="P121"><text:span text:style-name="T100">* </text:span><text:span text:style-name="T92">Usando Objetos FormData – </text:span><text:span text:style-name="T93">1:02:14</text:span></text:p>
      <text:p text:style-name="P1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IBMPlexMono, monospace," svg:font-family="'IBMPlexMono, monospace,', 'Droid Sans Fallback', ', 'Droid Sans Mono',', ', monospace,', monospace, ', 'Droid Sans Fallback', 'font-weight: normal', 'font-size: 12px', 'line-height: 18px', 'white-space: pre'"/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zillaslab" svg:font-family="zillaslab, palatino, 'Palatino Linotype'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1-20T21:35:19.953092856</dc:date>
    <meta:editing-duration>PT22H19M30S</meta:editing-duration>
    <meta:editing-cycles>130</meta:editing-cycles>
    <meta:generator>LibreOffice/6.4.7.2$Linux_X86_64 LibreOffice_project/40$Build-2</meta:generator>
    <meta:document-statistic meta:table-count="0" meta:image-count="1" meta:object-count="0" meta:page-count="10" meta:paragraph-count="185" meta:word-count="1328" meta:character-count="8856" meta:non-whitespace-character-count="7634"/>
  </office:meta>
</office:document-meta>
</file>